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 style:parent-style-name="Graphics">
      <style:graphic-properties draw:fill="none" fo:clip="rect(0.68004in, 0in, 2.46506in, 0in)" draw:stroke="none" draw:image-opacity="60%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 style:parent-style-name="Graphics">
      <style:graphic-properties draw:fill="none" fo:clip="rect(0in, 0in, 0in, 0in)" draw:stroke="non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73" draw:master-page-name="Master1-Layout1-title-Title-Slide" presentation:presentation-page-layout-name="Master1-PPL1" draw:id="Slide-256">
        <draw:custom-shape svg:x="0in" svg:y="-2.5in" svg:width="16in" svg:height="9in" draw:id="id63" draw:style-name="a376" draw:name="Rectangle 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77" draw:name="Picture 3" svg:x="-4.91767in" svg:y="-5in" svg:width="38.15399in" svg:height="20.43384in" style:rel-width="scale" style:rel-height="scale">
          <draw:image xlink:href="media/image1.jpeg" xlink:type="simple" xlink:show="embed" xlink:actuate="onLoad"/>
          <svg:title/>
          <svg:desc>A marble with brown and aqua colors</svg:desc>
        </draw:frame>
        <draw:frame draw:id="id65" draw:style-name="a378" draw:name="Picture 2" svg:x="0.46725in" svg:y="-2.5in" svg:width="14.25806in" svg:height="9.08171in" style:rel-width="scale" style:rel-height="scale">
          <draw:image xlink:href="media/image2.jpeg" xlink:type="simple" xlink:show="embed" xlink:actuate="onLoad"/>
          <svg:title/>
          <svg:desc/>
        </draw:frame>
        <draw:custom-shape svg:x="0.82308in" svg:y="1.8871in" svg:width="4.73357in" svg:height="0.63952in" draw:id="id66" draw:style-name="a382" draw:name="Rectangle 9">
          <svg:title/>
          <svg:desc/>
          <text:p text:style-name="a381" text:class-names="" text:cond-style-name=""><text:span text:style-name="a379" text:class-names="">Jen M Jones, MLIS<text:s text:c="1"/></text:span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3.0209in" svg:y="0.65463in" svg:width="9.95821in" svg:height="1.52882in"/>
      <presentation:placeholder presentation:object="subtitle" svg:x="3.0209in" svg:y="2.24188in" svg:width="9.95821in" svg:height="0.82478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2" style:display-name="Title and Content">
      <presentation:placeholder presentation:object="title" svg:x="0.804in" svg:y="0.32in" svg:width="13.98107in" svg:height="0.6604in"/>
      <presentation:placeholder presentation:object="object" svg:x="0.804in" svg:y="1.0006in" svg:width="13.98108in" svg:height="2.6794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3" style:display-name="Section Header">
      <presentation:placeholder presentation:object="title" svg:x="0.79184in" svg:y="0.3229in" svg:width="10.85714in" svg:height="2.33821in"/>
      <presentation:placeholder presentation:object="outline" svg:x="0.79184in" svg:y="2.67685in" svg:width="10.85714in" svg:height="0.80759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4" style:display-name="Two Content">
      <presentation:placeholder presentation:object="title" svg:x="0.804in" svg:y="0.32in" svg:width="14.096in" svg:height="0.6604in"/>
      <presentation:placeholder presentation:object="object" svg:x="0.804in" svg:y="1.06481in" svg:width="6.8in" svg:height="2.53796in"/>
      <presentation:placeholder presentation:object="object" svg:x="8.1in" svg:y="1.06481in" svg:width="6.8in" svg:height="2.53796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5" style:display-name="Comparison">
      <presentation:placeholder presentation:object="title" svg:x="0.8in" svg:y="0.31927in" svg:width="14.10208in" svg:height="0.66684in"/>
      <presentation:placeholder presentation:object="outline" svg:x="0.8in" svg:y="0.98322in" svg:width="6.76875in" svg:height="0.32653in"/>
      <presentation:placeholder presentation:object="object" svg:x="0.8in" svg:y="1.39218in" svg:width="6.76875in" svg:height="2.19603in"/>
      <presentation:placeholder presentation:object="outline" svg:x="8.1in" svg:y="0.98322in" svg:width="6.80208in" svg:height="0.32653in"/>
      <presentation:placeholder presentation:object="object" svg:x="8.1in" svg:y="1.39218in" svg:width="6.80209in" svg:height="2.19603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6" style:display-name="Title Only">
      <presentation:placeholder presentation:object="title" svg:x="0.804in" svg:y="0.32in" svg:width="13.98107in" svg:height="0.6604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7" style:display-name="Blank"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8" style:display-name="Content with Caption">
      <presentation:placeholder presentation:object="title" svg:x="0.78368in" svg:y="0.3229in" svg:width="4.71868in" svg:height="1.02508in"/>
      <presentation:placeholder presentation:object="object" svg:x="6.73846in" svg:y="0.3229in" svg:width="8.24113in" svg:height="3.2in"/>
      <presentation:placeholder presentation:object="outline" svg:x="0.78368in" svg:y="1.34799in" svg:width="4.71868in" svg:height="2.17492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9" style:display-name="Picture with Caption">
      <presentation:placeholder presentation:object="title" svg:x="0.78in" svg:y="0.32533in" svg:width="4.71868in" svg:height="1.29035in"/>
      <presentation:placeholder presentation:object="graphic" svg:x="6.64478in" svg:y="0.38326in" svg:width="8.50878in" svg:height="3.24054in"/>
      <presentation:placeholder presentation:object="outline" svg:x="0.8in" svg:y="1.64837in" svg:width="4.70549in" svg:height="2.00329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10" style:display-name="Title and Vertical Text">
      <presentation:placeholder presentation:object="title" svg:x="0.804in" svg:y="0.32in" svg:width="13.8in" svg:height="0.6604in"/>
      <presentation:placeholder presentation:object="outline" svg:x="0.804in" svg:y="0.9804in" svg:width="13.8in" svg:height="2.62238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presentation-page-layout style:name="Master1-PPL11" style:display-name="Vertical Title and Text">
      <presentation:placeholder presentation:object="title" svg:x="12.64421in" svg:y="0.33741in" svg:width="2.6864in" svg:height="3.26536in"/>
      <presentation:placeholder presentation:object="outline" svg:x="1.1in" svg:y="0.33742in" svg:width="11.54421in" svg:height="3.26536in"/>
      <presentation:placeholder presentation:object="date-time" svg:x="0.18in" svg:y="3.76378in" svg:width="4.58571in" svg:height="0.21296in"/>
      <presentation:placeholder presentation:object="footer" svg:x="11.64898in" svg:y="3.76378in" svg:width="3.68163in" svg:height="0.21296in"/>
      <presentation:placeholder presentation:object="page-number" svg:x="15.26531in" svg:y="3.76378in" svg:width="0.56326in" svg:height="0.21296in"/>
    </style:presentation-page-layout>
    <style:style style:family="graphic" style:name="Graphics"/>
    <style:default-style style:family="graphic">
      <style:graphic-properties draw:fill="solid" draw:fill-color="#169c9a" draw:opacity="100%" draw:stroke="solid" svg:stroke-width="0.01389in" svg:stroke-color="#043f3e" svg:stroke-opacity="100%" draw:stroke-linejoin="miter" svg:stroke-linecap="butt"/>
    </style:default-style>
  </office:styles>
  <office:automatic-styles>
    <style:page-layout style:name="pageLayout1">
      <style:page-layout-properties fo:page-width="16in" fo:page-height="4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2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5">
      <style:paragraph-properties fo:line-height="90%" fo:text-align="left" style:tab-stop-distance="1.2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in" style:font-size-asian="0.4in" style:font-size-complex="0.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90%" fo:text-align="center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.2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center" style:tab-stop-distance="1.2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3333in" style:font-size-asian="0.53333in" style:font-size-complex="0.5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.2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.2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.2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20%" fo:text-align="left" style:tab-stop-distance="1.2in" fo:margin-left="1.5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9in" style:font-size-asian="0.9in" style:font-size-complex="0.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9in" style:font-size-asian="0.9in" style:font-size-complex="0.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in" style:font-size-asian="0.6in" style:font-size-complex="0.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.2in" fo:margin-left="0.3in" fo:margin-right="0in" fo:text-indent="-0.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.2in" fo:margin-left="0.6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6667in" style:font-size-asian="0.26667in" style:font-size-complex="0.2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.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20%" fo:text-align="left" style:tab-stop-distance="1.2in" fo:margin-left="0.9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3333in" style:font-size-asian="0.23333in" style:font-size-complex="0.2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20%" fo:text-align="left" style:tab-stop-distance="1.2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.2in" fo:margin-left="1.2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1.2in"/>
      </text:list-level-style-number>
      <text:list-level-style-number text:level="4" style:num-format="" style:num-list-format-name="">
        <style:list-level-properties text:space-before="1.8in"/>
      </text:list-level-style-number>
      <text:list-level-style-number text:level="5" style:num-format="" style:num-list-format-name="">
        <style:list-level-properties text:space-before="2.4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6in"/>
      </text:list-level-style-number>
      <text:list-level-style-number text:level="8" style:num-format="" style:num-list-format-name="">
        <style:list-level-properties text:space-before="4.2in"/>
      </text:list-level-style-number>
      <text:list-level-style-number text:level="9" style:num-format="" style:num-list-format-name="">
        <style:list-level-properties text:space-before="4.8in"/>
      </text:list-level-style-number>
    </text:list-style>
    <text:list-style style:name="a7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1.2in"/>
      </text:list-level-style-number>
      <text:list-level-style-number text:level="4" style:num-format="" style:num-list-format-name="">
        <style:list-level-properties text:space-before="1.8in"/>
      </text:list-level-style-number>
      <text:list-level-style-number text:level="5" style:num-format="" style:num-list-format-name="">
        <style:list-level-properties text:space-before="2.4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6in"/>
      </text:list-level-style-number>
      <text:list-level-style-number text:level="8" style:num-format="" style:num-list-format-name="">
        <style:list-level-properties text:space-before="4.2in"/>
      </text:list-level-style-number>
      <text:list-level-style-number text:level="9" style:num-format="" style:num-list-format-name="">
        <style:list-level-properties text:space-before="4.8in"/>
      </text:list-level-style-number>
    </text:list-style>
    <text:list-style style:name="a11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1.2in"/>
      </text:list-level-style-number>
      <text:list-level-style-number text:level="4" style:num-format="" style:num-list-format-name="">
        <style:list-level-properties text:space-before="1.8in"/>
      </text:list-level-style-number>
      <text:list-level-style-number text:level="5" style:num-format="" style:num-list-format-name="">
        <style:list-level-properties text:space-before="2.4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6in"/>
      </text:list-level-style-number>
      <text:list-level-style-number text:level="8" style:num-format="" style:num-list-format-name="">
        <style:list-level-properties text:space-before="4.2in"/>
      </text:list-level-style-number>
      <text:list-level-style-number text:level="9" style:num-format="" style:num-list-format-name="">
        <style:list-level-properties text:space-before="4.8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1.2in"/>
      </text:list-level-style-number>
      <text:list-level-style-number text:level="4" style:num-format="" style:num-list-format-name="">
        <style:list-level-properties text:space-before="1.8in"/>
      </text:list-level-style-number>
      <text:list-level-style-number text:level="5" style:num-format="" style:num-list-format-name="">
        <style:list-level-properties text:space-before="2.4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6in"/>
      </text:list-level-style-number>
      <text:list-level-style-number text:level="8" style:num-format="" style:num-list-format-name="">
        <style:list-level-properties text:space-before="4.2in"/>
      </text:list-level-style-number>
      <text:list-level-style-number text:level="9" style:num-format="" style:num-list-format-name="">
        <style:list-level-properties text:space-before="4.8in"/>
      </text:list-level-style-number>
    </text:list-style>
    <text:list-style style:name="a14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in"/>
      </text:list-level-style-number>
      <text:list-level-style-number text:level="3" style:num-format="" style:num-list-format-name="">
        <style:list-level-properties text:space-before="1.2in"/>
      </text:list-level-style-number>
      <text:list-level-style-number text:level="4" style:num-format="" style:num-list-format-name="">
        <style:list-level-properties text:space-before="1.8in"/>
      </text:list-level-style-number>
      <text:list-level-style-number text:level="5" style:num-format="" style:num-list-format-name="">
        <style:list-level-properties text:space-before="2.4in"/>
      </text:list-level-style-number>
      <text:list-level-style-number text:level="6" style:num-format="" style:num-list-format-name="">
        <style:list-level-properties text:space-before="3in"/>
      </text:list-level-style-number>
      <text:list-level-style-number text:level="7" style:num-format="" style:num-list-format-name="">
        <style:list-level-properties text:space-before="3.6in"/>
      </text:list-level-style-number>
      <text:list-level-style-number text:level="8" style:num-format="" style:num-list-format-name="">
        <style:list-level-properties text:space-before="4.2in"/>
      </text:list-level-style-number>
      <text:list-level-style-number text:level="9" style:num-format="" style:num-list-format-name="">
        <style:list-level-properties text:space-before="4.8in"/>
      </text:list-level-style-number>
    </text:list-style>
    <text:list-style style:name="a19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 text:min-label-width="0.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6in" text:min-label-width="0.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2in" text:min-label-width="0.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8in" text:min-label-width="0.3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VanillaVTI" style:page-layout-name="pageLayout1" draw:style-name="a0">
      <draw:frame draw:id="id0" presentation:style-name="a4" draw:name="Title Placeholder 1" svg:x="0.804in" svg:y="0.32in" svg:width="13.98107in" svg:height="0.660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804in" svg:y="1.0006in" svg:width="13.98108in" svg:height="2.67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18in" svg:y="3.76378in" svg:width="4.58571in" svg:height="0.21296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4/18/25</text:date></text:span><text:span text:style-name="a24" text:class-names=""/></text:p>
        </draw:text-box>
        <svg:title/>
        <svg:desc/>
      </draw:frame>
      <draw:frame draw:id="id3" presentation:style-name="a29" draw:name="Footer Placeholder 4" svg:x="11.64898in" svg:y="3.76378in" svg:width="3.68163in" svg:height="0.2129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5.26531in" svg:y="3.76378in" svg:width="0.56326in" svg:height="0.21296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3.0209in" svg:y="0.65463in" svg:width="9.95821in" svg:height="1.52882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3.0209in" svg:y="2.24188in" svg:width="9.95821in" svg:height="0.82478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18in" svg:y="3.76378in" svg:width="4.58571in" svg:height="0.21296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4/18/25</text:date></text:span><text:span text:style-name="a45" text:class-names=""/></text:p>
        </draw:text-box>
        <svg:title/>
        <svg:desc/>
      </draw:frame>
      <draw:frame draw:id="id8" presentation:style-name="a50" draw:name="Footer Placeholder 4" svg:x="11.64898in" svg:y="3.76378in" svg:width="3.68163in" svg:height="0.21296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15.26531in" svg:y="3.76378in" svg:width="0.56326in" svg:height="0.21296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8" draw:name="Title 1" svg:x="0.804in" svg:y="0.32in" svg:width="13.98107in" svg:height="0.6604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1" presentation:style-name="a74" draw:name="Content Placeholder 2" svg:x="0.804in" svg:y="1.0006in" svg:width="13.98108in" svg:height="2.6794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0.18in" svg:y="3.76378in" svg:width="4.58571in" svg:height="0.21296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4/18/25</text:date></text:span><text:span text:style-name="a77" text:class-names=""/></text:p>
        </draw:text-box>
        <svg:title/>
        <svg:desc/>
      </draw:frame>
      <draw:frame draw:id="id13" presentation:style-name="a82" draw:name="Footer Placeholder 4" svg:x="11.64898in" svg:y="3.76378in" svg:width="3.68163in" svg:height="0.21296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6" draw:name="Slide Number Placeholder 5" svg:x="15.26531in" svg:y="3.76378in" svg:width="0.56326in" svg:height="0.21296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</style:master-page>
    <style:master-page style:name="Master1-Layout3-secHead-Section-Header" style:page-layout-name="pageLayout1" draw:style-name="a87">
      <draw:frame draw:id="id15" presentation:style-name="a91" draw:name="Title 1" svg:x="0.79184in" svg:y="0.3229in" svg:width="10.85714in" svg:height="2.33821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title/>
        <svg:desc/>
      </draw:frame>
      <draw:frame draw:id="id16" presentation:style-name="a95" draw:name="Text Placeholder 2" svg:x="0.79184in" svg:y="2.67685in" svg:width="10.85714in" svg:height="0.80759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</draw:text-box>
        <svg:title/>
        <svg:desc/>
      </draw:frame>
      <draw:frame draw:id="id17" presentation:style-name="a100" draw:name="Date Placeholder 3" svg:x="0.18in" svg:y="3.76378in" svg:width="4.58571in" svg:height="0.21296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4/18/25</text:date></text:span><text:span text:style-name="a98" text:class-names=""/></text:p>
        </draw:text-box>
        <svg:title/>
        <svg:desc/>
      </draw:frame>
      <draw:frame draw:id="id18" presentation:style-name="a103" draw:name="Footer Placeholder 4" svg:x="11.64898in" svg:y="3.76378in" svg:width="3.68163in" svg:height="0.21296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7" draw:name="Slide Number Placeholder 5" svg:x="15.26531in" svg:y="3.76378in" svg:width="0.56326in" svg:height="0.21296in" presentation:class="page-number" presentation:placeholder="false">
        <draw:text-box>
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</draw:text-box>
        <svg:title/>
        <svg:desc/>
      </draw:frame>
    </style:master-page>
    <style:master-page style:name="Master1-Layout4-twoObj-Two-Content" style:page-layout-name="pageLayout1" draw:style-name="a108">
      <draw:frame draw:id="id20" presentation:style-name="a112" draw:name="Title 1" svg:x="0.804in" svg:y="0.32in" svg:width="14.096in" svg:height="0.6604in" presentation:class="title" presentation:placeholder="false">
        <draw:text-box>
          <text:p text:style-name="a111" text:class-names="" text:cond-style-name=""><text:span text:style-name="a109" text:class-names="">Click to edit Master title style</text:span><text:span text:style-name="a110" text:class-names=""/></text:p>
        </draw:text-box>
        <svg:title/>
        <svg:desc/>
      </draw:frame>
      <draw:frame draw:id="id21" presentation:style-name="a129" draw:name="Content Placeholder 2" svg:x="0.804in" svg:y="1.06481in" svg:width="6.8in" svg:height="2.53796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Fifth level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8.1in" svg:y="1.06481in" svg:width="6.8in" svg:height="2.53796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0" draw:name="Date Placeholder 4" svg:x="0.18in" svg:y="3.76378in" svg:width="4.58571in" svg:height="0.21296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4/18/25</text:date></text:span><text:span text:style-name="a148" text:class-names=""/></text:p>
        </draw:text-box>
        <svg:title/>
        <svg:desc/>
      </draw:frame>
      <draw:frame draw:id="id24" presentation:style-name="a153" draw:name="Footer Placeholder 5" svg:x="11.64898in" svg:y="3.76378in" svg:width="3.68163in" svg:height="0.21296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5" presentation:style-name="a157" draw:name="Slide Number Placeholder 6" svg:x="15.26531in" svg:y="3.76378in" svg:width="0.56326in" svg:height="0.21296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</draw:text-box>
        <svg:title/>
        <svg:desc/>
      </draw:frame>
    </style:master-page>
    <style:master-page style:name="Master1-Layout5-twoTxTwoObj-Comparison" style:page-layout-name="pageLayout1" draw:style-name="a158">
      <draw:frame draw:id="id26" presentation:style-name="a162" draw:name="Title 1" svg:x="0.8in" svg:y="0.31927in" svg:width="14.10208in" svg:height="0.66684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title/>
        <svg:desc/>
      </draw:frame>
      <draw:frame draw:id="id27" presentation:style-name="a166" draw:name="Text Placeholder 2" svg:x="0.8in" svg:y="0.98322in" svg:width="6.76875in" svg:height="0.32653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28" presentation:style-name="a183" draw:name="Content Placeholder 3" svg:x="0.8in" svg:y="1.39218in" svg:width="6.76875in" svg:height="2.19603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7" draw:name="Text Placeholder 4" svg:x="8.1in" svg:y="0.98322in" svg:width="6.80208in" svg:height="0.32653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0" presentation:style-name="a203" draw:name="Content Placeholder 5" svg:x="8.1in" svg:y="1.39218in" svg:width="6.80209in" svg:height="2.19603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8" draw:name="Date Placeholder 6" svg:x="0.18in" svg:y="3.76378in" svg:width="4.58571in" svg:height="0.21296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4/18/25</text:date></text:span><text:span text:style-name="a206" text:class-names=""/></text:p>
        </draw:text-box>
        <svg:title/>
        <svg:desc/>
      </draw:frame>
      <draw:frame draw:id="id32" presentation:style-name="a211" draw:name="Footer Placeholder 7" svg:x="11.64898in" svg:y="3.76378in" svg:width="3.68163in" svg:height="0.21296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3" presentation:style-name="a215" draw:name="Slide Number Placeholder 8" svg:x="15.26531in" svg:y="3.76378in" svg:width="0.56326in" svg:height="0.21296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#›</text:page-number></text:span><text:span text:style-name="a213" text:class-names=""/></text:p>
        </draw:text-box>
        <svg:title/>
        <svg:desc/>
      </draw:frame>
    </style:master-page>
    <style:master-page style:name="Master1-Layout6-titleOnly-Title-Only" style:page-layout-name="pageLayout1" draw:style-name="a216">
      <draw:frame draw:id="id34" presentation:style-name="a219" draw:name="Title 1" svg:x="0.804in" svg:y="0.32in" svg:width="13.98107in" svg:height="0.6604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35" presentation:style-name="a224" draw:name="Date Placeholder 2" svg:x="0.18in" svg:y="3.76378in" svg:width="4.58571in" svg:height="0.21296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4/18/25</text:date></text:span><text:span text:style-name="a222" text:class-names=""/></text:p>
        </draw:text-box>
        <svg:title/>
        <svg:desc/>
      </draw:frame>
      <draw:frame draw:id="id36" presentation:style-name="a227" draw:name="Footer Placeholder 3" svg:x="11.64898in" svg:y="3.76378in" svg:width="3.68163in" svg:height="0.21296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7" presentation:style-name="a231" draw:name="Slide Number Placeholder 4" svg:x="15.26531in" svg:y="3.76378in" svg:width="0.56326in" svg:height="0.21296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7-blank-Blank" style:page-layout-name="pageLayout1" draw:style-name="a232">
      <draw:frame draw:id="id38" presentation:style-name="a237" draw:name="Date Placeholder 1" svg:x="0.18in" svg:y="3.76378in" svg:width="4.58571in" svg:height="0.21296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4/18/25</text:date></text:span><text:span text:style-name="a235" text:class-names=""/></text:p>
        </draw:text-box>
        <svg:title/>
        <svg:desc/>
      </draw:frame>
      <draw:frame draw:id="id39" presentation:style-name="a240" draw:name="Footer Placeholder 2" svg:x="11.64898in" svg:y="3.76378in" svg:width="3.68163in" svg:height="0.21296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0" presentation:style-name="a244" draw:name="Slide Number Placeholder 3" svg:x="15.26531in" svg:y="3.76378in" svg:width="0.56326in" svg:height="0.21296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5">
      <draw:frame draw:id="id41" presentation:style-name="a249" draw:name="Title 1" svg:x="0.78368in" svg:y="0.3229in" svg:width="4.71868in" svg:height="1.02508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42" presentation:style-name="a266" draw:name="Content Placeholder 2" svg:x="6.73846in" svg:y="0.3229in" svg:width="8.24113in" svg:height="3.2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0" draw:name="Text Placeholder 3" svg:x="0.78368in" svg:y="1.34799in" svg:width="4.71868in" svg:height="2.17492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44" presentation:style-name="a275" draw:name="Date Placeholder 4" svg:x="0.18in" svg:y="3.76378in" svg:width="4.58571in" svg:height="0.21296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4/18/25</text:date></text:span><text:span text:style-name="a273" text:class-names=""/></text:p>
        </draw:text-box>
        <svg:title/>
        <svg:desc/>
      </draw:frame>
      <draw:frame draw:id="id45" presentation:style-name="a278" draw:name="Footer Placeholder 5" svg:x="11.64898in" svg:y="3.76378in" svg:width="3.68163in" svg:height="0.21296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6" presentation:style-name="a282" draw:name="Slide Number Placeholder 6" svg:x="15.26531in" svg:y="3.76378in" svg:width="0.56326in" svg:height="0.21296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3">
      <draw:frame draw:id="id47" presentation:style-name="a287" draw:name="Title 1" svg:x="0.78in" svg:y="0.32533in" svg:width="4.71868in" svg:height="1.29035in" presentation:class="title" presentation:placeholder="false">
        <draw:text-box>
          <text:p text:style-name="a286" text:class-names="" text:cond-style-name=""><text:span text:style-name="a284" text:class-names="">Click to edit Master title style</text:span><text:span text:style-name="a285" text:class-names=""/></text:p>
        </draw:text-box>
        <svg:title/>
        <svg:desc/>
      </draw:frame>
      <draw:frame draw:id="id48" presentation:style-name="a290" draw:name="Picture Placeholder 2" svg:x="6.64478in" svg:y="0.38326in" svg:width="8.50878in" svg:height="3.24054in" presentation:class="graphic" presentation:placeholder="false">
        <draw:text-box>
          <text:p text:style-name="a289" text:class-names="" text:cond-style-name=""><text:span text:style-name="a288" text:class-names="">Click icon to add picture</text:span></text:p>
        </draw:text-box>
        <svg:title/>
        <svg:desc/>
      </draw:frame>
      <draw:frame draw:id="id49" presentation:style-name="a294" draw:name="Text Placeholder 3" svg:x="0.8in" svg:y="1.64837in" svg:width="4.70549in" svg:height="2.00329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50" presentation:style-name="a299" draw:name="Date Placeholder 4" svg:x="0.18in" svg:y="3.76378in" svg:width="4.58571in" svg:height="0.21296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4/18/25</text:date></text:span><text:span text:style-name="a297" text:class-names=""/></text:p>
        </draw:text-box>
        <svg:title/>
        <svg:desc/>
      </draw:frame>
      <draw:frame draw:id="id51" presentation:style-name="a302" draw:name="Footer Placeholder 5" svg:x="11.64898in" svg:y="3.76378in" svg:width="3.68163in" svg:height="0.21296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2" presentation:style-name="a306" draw:name="Slide Number Placeholder 6" svg:x="15.26531in" svg:y="3.76378in" svg:width="0.56326in" svg:height="0.21296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#›</text:page-number></text:span><text:span text:style-name="a30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7">
      <draw:frame draw:id="id53" presentation:style-name="a310" draw:name="Title 1" svg:x="0.804in" svg:y="0.32in" svg:width="13.8in" svg:height="0.6604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54" presentation:style-name="a326" draw:name="Vertical Text Placeholder 2" svg:x="0.804in" svg:y="0.9804in" svg:width="13.8in" svg:height="2.62238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1" draw:name="Date Placeholder 3" svg:x="0.18in" svg:y="3.76378in" svg:width="4.58571in" svg:height="0.21296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4/18/25</text:date></text:span><text:span text:style-name="a329" text:class-names=""/></text:p>
        </draw:text-box>
        <svg:title/>
        <svg:desc/>
      </draw:frame>
      <draw:frame draw:id="id56" presentation:style-name="a334" draw:name="Footer Placeholder 4" svg:x="11.64898in" svg:y="3.76378in" svg:width="3.68163in" svg:height="0.21296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7" presentation:style-name="a338" draw:name="Slide Number Placeholder 5" svg:x="15.26531in" svg:y="3.76378in" svg:width="0.56326in" svg:height="0.21296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#›</text:page-number></text:span><text:span text:style-name="a33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9">
      <draw:frame draw:id="id58" presentation:style-name="a343" draw:name="Vertical Title 1" svg:x="12.64421in" svg:y="0.33741in" svg:width="2.6864in" svg:height="3.26536in" presentation:class="title" presentation:placeholder="false">
        <draw:text-box>
          <text:p text:style-name="a342" text:class-names="" text:cond-style-name=""><text:span text:style-name="a340" text:class-names="">Click to edit Master title style</text:span><text:span text:style-name="a341" text:class-names=""/></text:p>
        </draw:text-box>
        <svg:title/>
        <svg:desc/>
      </draw:frame>
      <draw:frame draw:id="id59" presentation:style-name="a360" draw:name="Vertical Text Placeholder 2" svg:x="1.1in" svg:y="0.33742in" svg:width="11.54421in" svg:height="3.26536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6" text:class-names="">Fifth level</text:span><text:span text:style-name="a3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5" draw:name="Date Placeholder 3" svg:x="0.18in" svg:y="3.76378in" svg:width="4.58571in" svg:height="0.21296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4/18/25</text:date></text:span><text:span text:style-name="a363" text:class-names=""/></text:p>
        </draw:text-box>
        <svg:title/>
        <svg:desc/>
      </draw:frame>
      <draw:frame draw:id="id61" presentation:style-name="a368" draw:name="Footer Placeholder 4" svg:x="11.64898in" svg:y="3.76378in" svg:width="3.68163in" svg:height="0.21296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62" presentation:style-name="a372" draw:name="Slide Number Placeholder 5" svg:x="15.26531in" svg:y="3.76378in" svg:width="0.56326in" svg:height="0.21296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en Jones</meta:initial-creator>
    <dc:creator>Jen Jones</dc:creator>
    <meta:creation-date>2025-04-18T16:19:27Z</meta:creation-date>
    <dc:date>2025-04-18T16:55:40Z</dc:date>
    <meta:editing-cycles>1</meta:editing-cycles>
    <meta:editing-duration>PT2172S</meta:editing-duration>
    <meta:document-statistic meta:paragraph-count="1" meta:word-count="5"/>
  </office:meta>
</office:document-meta>
</file>